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3" table:number-rows-repeated="11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14">00/00/0000</text:date>, <text:time style:data-style-name="N2" text:time-value="20:48:03.26748014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4-14T20:49:28.067990296</dc:date>
    <meta:editing-duration>PT15H24M17S</meta:editing-duration>
    <meta:editing-cycles>465</meta:editing-cycles>
    <meta:document-statistic meta:table-count="1" meta:cell-count="2923" meta:object-count="0"/>
  </office:meta>
</office:document-meta>
</file>